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criptManager.getSourc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criptManager.get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criptManager.getSax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criptManager.resolveTemplate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criptManager.setSourceResolver( SourceResolver source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criptManager.DefaultScrip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ScriptManager.resolveTemplate( String uri , Locator location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">
            <text:p text:style-name="Table_20_Contents">8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DefaultScriptManager.getStringTemplate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criptManager.getInstruct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criptManager.setStringTemplateParser( StringTemplateParser stringTemplate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criptManager.setStore( Store 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criptManager.setSaxParser( SAXParser sax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criptManager.setInstructionFactory( InstructionFactory instructio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